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draw:stroke="none" svg:stroke-width="0.001cm" draw:fill-color="#0078aa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svg:stroke-width="0.001cm" svg:stroke-color="#80daff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draw:stroke="none" svg:stroke-width="0.001cm" draw:fill-color="#e2e2e2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draw:stroke="none" svg:stroke-width="0.001cm" draw:fill-color="#005a80"/>
    </style:style>
  </office:automatic-styles>
  <office:body>
    <office:drawing>
      <draw:page draw:name="page1" draw:style-name="dp1" draw:master-page-name="Default">
        <draw:g>
          <draw:glue-point draw:id="4" svg:x="-1.148cm" svg:y="-5cm"/>
          <draw:glue-point draw:id="5" svg:x="2.176cm" svg:y="-5cm"/>
          <draw:glue-point draw:id="6" svg:x="0.514cm" svg:y="-5cm"/>
          <draw:glue-point draw:id="7" svg:x="-5cm" svg:y="5cm"/>
          <draw:glue-point draw:id="8" svg:x="3.882cm" svg:y="5cm"/>
          <draw:glue-point draw:id="9" svg:x="-0.559cm" svg:y="5cm"/>
          <draw:glue-point draw:id="10" svg:x="-5cm" svg:y="2.501cm"/>
          <draw:glue-point draw:id="11" svg:x="-5cm" svg:y="3.749cm"/>
          <draw:glue-point draw:id="12" svg:x="5cm" svg:y="1.151cm"/>
          <draw:glue-point draw:id="13" svg:x="5cm" svg:y="3.647cm"/>
          <draw:glue-point draw:id="14" svg:x="5cm" svg:y="2.399cm"/>
          <draw:glue-point draw:id="15" svg:x="0.442cm" svg:y="1.222cm"/>
          <draw:polygon draw:style-name="gr1" draw:layer="layout" svg:width="2.032cm" svg:height="0.784cm" svg:x="0.013cm" svg:y="0.716cm" svg:viewBox="0 0 2033 785" draw:points="650,0 1409,0 2033,785 0,785">
            <text:p/>
          </draw:polygon>
          <draw:polygon draw:style-name="gr2" draw:layer="layout" svg:width="2.032cm" svg:height="0.5cm" svg:x="0.013cm" svg:y="1.5cm" svg:viewBox="0 0 2033 501" draw:points="2033,0 2033,501 0,501 0,0">
            <text:p/>
          </draw:polygon>
          <draw:polygon draw:style-name="gr2" draw:layer="layout" svg:width="2.032cm" svg:height="0.5cm" svg:x="0.013cm" svg:y="1.5cm" svg:viewBox="0 0 2033 501" draw:points="2033,0 2033,501 0,501 0,0">
            <text:p/>
          </draw:polygon>
          <draw:polygon draw:style-name="gr2" draw:layer="layout" svg:width="0.759cm" svg:height="0.5cm" svg:x="0.664cm" svg:y="0.243cm" svg:viewBox="0 0 760 501" draw:points="0,488 0,0 760,0 760,501">
            <text:p/>
          </draw:polygon>
          <draw:polygon draw:style-name="gr2" draw:layer="layout" svg:width="0.759cm" svg:height="0.5cm" svg:x="0.664cm" svg:y="0.243cm" svg:viewBox="0 0 760 501" draw:points="0,488 0,0 760,0 760,501">
            <text:p/>
          </draw:polygon>
          <draw:polygon draw:style-name="gr3" draw:layer="layout" svg:width="1.002cm" svg:height="0.23cm" svg:x="0.65cm" svg:y="0cm" svg:viewBox="0 0 1003 231" draw:points="0,231 243,0 1003,0 759,231">
            <text:p/>
          </draw:polygon>
          <draw:path draw:style-name="gr4" draw:layer="layout" svg:width="0.996cm" svg:height="0.224cm" svg:x="0.65cm" svg:y="0.006cm" svg:viewBox="0 0 997 225" svg:d="m0 225 237-225zm760 0-238 225h-759zm0 0z">
            <text:p/>
          </draw:path>
          <draw:polygon draw:style-name="gr5" draw:layer="layout" svg:width="0.555cm" svg:height="0.351cm" svg:x="0.745cm" svg:y="1.5cm" svg:viewBox="0 0 556 352" draw:points="0,0 556,0 285,352">
            <text:p/>
          </draw:polygon>
          <draw:polygon draw:style-name="gr6" draw:layer="layout" svg:width="0.217cm" svg:height="0.77cm" svg:x="0.921cm" svg:y="0.73cm" svg:viewBox="0 0 218 771" draw:points="0,0 218,0 218,771 0,771">
            <text:p/>
          </draw:polygon>
          <draw:polygon draw:style-name="gr5" draw:layer="layout" svg:width="0.461cm" svg:height="0.365cm" svg:x="0.799cm" svg:y="0.365cm" svg:viewBox="0 0 462 366" draw:points="0,366 231,0 462,366">
            <text:p/>
          </draw:polygon>
          <draw:polygon draw:style-name="gr4" draw:layer="layout" svg:width="2.032cm" svg:height="1.77cm" svg:x="0cm" svg:y="0.23cm" svg:viewBox="0 0 2033 1771" draw:points="650,486 0,1271 0,1771 2033,1771 2033,1271 1409,486 1409,0 650,0">
            <text:p/>
          </draw:polygon>
          <draw:polygon draw:style-name="gr7" draw:layer="layout" svg:width="0.271cm" svg:height="0.77cm" svg:x="2.032cm" svg:y="1.23cm" svg:viewBox="0 0 272 771" draw:points="272,499 0,771 0,270 272,0">
            <text:p/>
          </draw:polygon>
          <draw:polygon draw:style-name="gr4" draw:layer="layout" svg:width="0.271cm" svg:height="0.77cm" svg:x="2.032cm" svg:y="1.23cm" svg:viewBox="0 0 272 771" draw:points="272,499 0,771 0,270 272,0">
            <text:p/>
          </draw:polygon>
          <draw:polygon draw:style-name="gr2" draw:layer="layout" svg:width="0.894cm" svg:height="1.028cm" svg:x="1.409cm" svg:y="0.472cm" svg:viewBox="0 0 895 1029" draw:points="244,0 895,758 623,1029 0,244">
            <text:p/>
          </draw:polygon>
          <draw:polygon draw:style-name="gr2" draw:layer="layout" svg:width="0.894cm" svg:height="1.028cm" svg:x="1.409cm" svg:y="0.472cm" svg:viewBox="0 0 895 1029" draw:points="244,0 895,758 623,1029 0,244">
            <text:p/>
          </draw:polygon>
          <draw:polygon draw:style-name="gr4" draw:layer="layout" svg:width="0.894cm" svg:height="1.028cm" svg:x="1.409cm" svg:y="0.472cm" svg:viewBox="0 0 895 1029" draw:points="244,0 895,758 623,1029 0,244">
            <text:p/>
          </draw:polygon>
          <draw:polygon draw:style-name="gr7" draw:layer="layout" svg:width="0.244cm" svg:height="0.716cm" svg:x="1.409cm" svg:y="0cm" svg:viewBox="0 0 245 717" draw:points="245,0 245,472 0,717 0,229">
            <text:p/>
          </draw:polygon>
          <draw:polygon draw:style-name="gr7" draw:layer="layout" svg:width="0.244cm" svg:height="0.716cm" svg:x="1.409cm" svg:y="0cm" svg:viewBox="0 0 245 717" draw:points="245,0 245,472 0,717 0,229">
            <text:p/>
          </draw:polygon>
          <draw:path draw:style-name="gr4" draw:layer="layout" svg:width="0.244cm" svg:height="0.71cm" svg:x="1.409cm" svg:y="0.006cm" svg:viewBox="0 0 245 711" svg:d="m245 0v466l-245 245v-488l238-223zm7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isco 1000</dc:title>
    <meta:creation-date>2011-02-07T16:40:46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